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6pt" officeooo:rsid="0009e425" officeooo:paragraph-rsid="0009e42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9e425" officeooo:paragraph-rsid="0009e425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9e425" officeooo:paragraph-rsid="0009e425" style:font-size-asian="14pt" style:font-size-complex="16pt"/>
    </style:style>
    <style:style style:name="P4" style:family="paragraph" style:parent-style-name="Heading_20_3">
      <style:paragraph-properties fo:text-align="start" style:justify-single-word="false"/>
      <style:text-properties fo:font-size="12pt" officeooo:rsid="0009e425" officeooo:paragraph-rsid="0009e425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fo:font-size="12pt" officeooo:rsid="0009e425" officeooo:paragraph-rsid="0009e425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fo:font-size="12pt" officeooo:rsid="0009e425" officeooo:paragraph-rsid="000b5b44" style:font-size-asian="12pt" style:font-size-complex="12pt"/>
    </style:style>
    <style:style style:name="P7" style:family="paragraph" style:parent-style-name="Heading_20_3">
      <style:paragraph-properties fo:text-align="start" style:justify-single-word="false"/>
      <style:text-properties fo:font-size="12pt" officeooo:rsid="000b5b44" officeooo:paragraph-rsid="000b5b44" style:font-size-asian="12pt" style:font-size-complex="12pt"/>
    </style:style>
    <style:style style:name="P8" style:family="paragraph" style:parent-style-name="Heading_20_3">
      <style:paragraph-properties fo:text-align="start" style:justify-single-word="false"/>
      <style:text-properties officeooo:paragraph-rsid="0009e425"/>
    </style:style>
    <style:style style:name="P9" style:family="paragraph" style:parent-style-name="Text_20_body">
      <style:paragraph-properties fo:text-align="start" style:justify-single-word="false"/>
      <style:text-properties officeooo:paragraph-rsid="0009e425"/>
    </style:style>
    <style:style style:name="P10" style:family="paragraph" style:parent-style-name="Text_20_body">
      <style:paragraph-properties fo:text-align="start" style:justify-single-word="false"/>
      <style:text-properties officeooo:paragraph-rsid="000b5b44"/>
    </style:style>
    <style:style style:name="P11" style:family="paragraph" style:parent-style-name="Text_20_body">
      <style:text-properties officeooo:paragraph-rsid="000b5b44"/>
    </style:style>
    <style:style style:name="P12" style:family="paragraph" style:parent-style-name="Text_20_body">
      <style:paragraph-properties fo:text-align="start" style:justify-single-word="false"/>
      <style:text-properties fo:font-size="15pt" fo:font-weight="bold" officeooo:rsid="0009e425" officeooo:paragraph-rsid="0009e425" style:font-size-asian="15pt" style:font-weight-asian="bold" style:font-size-complex="15pt" style:font-weight-complex="bold"/>
    </style:style>
    <style:style style:name="P13" style:family="paragraph" style:parent-style-name="Heading_20_3">
      <style:paragraph-properties fo:text-align="start" style:justify-single-word="false"/>
      <style:text-properties officeooo:paragraph-rsid="0009e425"/>
    </style:style>
    <style:style style:name="P14" style:family="paragraph" style:parent-style-name="Text_20_body" style:list-style-name="L1">
      <style:text-properties officeooo:paragraph-rsid="000b5b44"/>
    </style:style>
    <style:style style:name="P15" style:family="paragraph" style:parent-style-name="Text_20_body">
      <style:paragraph-properties fo:text-align="start" style:justify-single-word="false"/>
      <style:text-properties fo:font-size="12pt" fo:font-weight="normal" officeooo:rsid="000b5b44" officeooo:paragraph-rsid="000b5b4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09e425" officeooo:paragraph-rsid="0009e425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weight="normal" officeooo:rsid="0009e425" officeooo:paragraph-rsid="000b5b44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officeooo:rsid="0009e425" officeooo:paragraph-rsid="0009e425" style:font-size-asian="12pt" style:font-size-complex="12pt"/>
    </style:style>
    <style:style style:name="P19" style:family="paragraph" style:parent-style-name="Text_20_body">
      <style:text-properties officeooo:rsid="000b5b44" officeooo:paragraph-rsid="000b5b44"/>
    </style:style>
    <style:style style:name="P20" style:family="paragraph" style:parent-style-name="Text_20_body" style:list-style-name="L4">
      <style:text-properties officeooo:rsid="000b5b44" officeooo:paragraph-rsid="000b5b44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>
      <style:text-properties officeooo:paragraph-rsid="000b5b44"/>
    </style:style>
    <style:style style:name="P24" style:family="paragraph" style:parent-style-name="Text_20_body">
      <style:paragraph-properties fo:text-align="start" style:justify-single-word="false"/>
      <style:text-properties fo:font-size="15pt" fo:font-weight="bold" officeooo:rsid="0009e425" officeooo:paragraph-rsid="0009e425" style:font-size-asian="15pt" style:font-weight-asian="bold" style:font-size-complex="15pt" style:font-weight-complex="bold"/>
    </style:style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T1" style:family="text">
      <style:text-properties fo:font-size="12pt" officeooo:rsid="0009e425" style:font-size-asian="12pt" style:font-size-complex="12pt"/>
    </style:style>
    <style:style style:name="T2" style:family="text">
      <style:text-properties fo:font-size="12pt" fo:font-weight="normal" officeooo:rsid="000b5b44" style:font-size-asian="10.5pt" style:font-weight-asian="normal" style:font-size-complex="12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09e425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5b44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UX PROGRAMMING ASSIGNMENT-3</text:p>
      <text:p text:style-name="P3"/>
      <text:p text:style-name="P2">name: skandashree s phaneesh</text:p>
      <text:p text:style-name="P2">usn: eng24cy0193</text:p>
      <text:p text:style-name="P2">roll number: 64</text:p>
      <text:p text:style-name="P2"/>
      <text:h text:style-name="P1" text:outline-level="3"><text:span text:style-name="Strong_20_Emphasis">Q1. Distinguish between man and whatis commands? Justify with proper example.</text:span></text:h>
      <text:list text:style-name="L1">
        <text:list-header>
          <text:p text:style-name="P14"><text:span text:style-name="Strong_20_Emphasis"><text:span text:style-name="T8">Ans:</text:span></text:span></text:p>
        </text:list-header>
        <text:list-item>
          <text:p text:style-name="P14"><text:span text:style-name="Strong_20_Emphasis">man (manual):</text:span> Displays the full manual page of a command, including syntax, options, and examples.</text:p>
        </text:list-item>
      </text:list>
      <text:p text:style-name="P2">man ls</text:p>
      <text:p text:style-name="P9"><text:span text:style-name="T1"><text:s text:c="12"/></text:span><text:span text:style-name="Strong_20_Emphasis">whatis:</text:span> Gives a one-line description of a command.</text:p>
      <text:p text:style-name="P5">whatis ls</text:p>
      <text:p text:style-name="P5"><text:s text:c="4"/># Output: ls (1) - list directory contents</text:p>
      <text:p text:style-name="P5"><text:span text:style-name="T5">Q2. Use the tee command to save the output of ls -l into a file while also displaying it.</text:span></text:p>
      <text:p text:style-name="P15">Ans:</text:p>
      <text:p text:style-name="P6"><text:span text:style-name="T6">l</text:span><text:span text:style-name="T7">s -l | tee output.txt</text:span></text:p>
      <text:p text:style-name="P5"><text:span text:style-name="T7">This will </text:span><text:span text:style-name="Strong_20_Emphasis">display the list on screen</text:span><text:span text:style-name="T7"> and also save it to </text:span><text:span text:style-name="Source_20_Text"><text:span text:style-name="T7">output.txt</text:span></text:span><text:span text:style-name="T7">.</text:span></text:p>
      <text:h text:style-name="P8" text:outline-level="3"><text:span text:style-name="Strong_20_Emphasis"><text:span text:style-name="T4">Q3. Explain with an example how the tee command can be used in logging.</text:span></text:span></text:h>
      <text:p text:style-name="P19">Ans:</text:p>
      <text:p text:style-name="P11">Suppose you run a script:</text:p>
      <text:p text:style-name="Text_20_body">./backup.sh | tee backup.log</text:p>
      <text:p text:style-name="P5"><text:span text:style-name="T7">This will show the backup progress on screen while also saving it to </text:span><text:span text:style-name="Source_20_Text"><text:span text:style-name="T7">backup.log</text:span></text:span><text:span text:style-name="T7"> (for later checking).</text:span></text:p>
      <text:h text:style-name="P4" text:outline-level="3"><text:span text:style-name="Strong_20_Emphasis"><text:span text:style-name="T3">Q4. List the steps involved in installing Ubuntu 25.04 LTS on Oracle VirtualBox.</text:span></text:span></text:h>
      <text:p text:style-name="P6"><text:span text:style-name="Strong_20_Emphasis"><text:span text:style-name="T8">Ans:</text:span></text:span></text:p>
      <text:list text:style-name="L2">
        <text:list-item>
          <text:p text:style-name="P21">Download Ubuntu 25.04 ISO from the official site.</text:p>
        </text:list-item>
        <text:list-item>
          <text:p text:style-name="P21">Open VirtualBox → Create New VM → Select Linux/Ubuntu type.</text:p>
        </text:list-item>
        <text:list-item>
          <text:p text:style-name="P21">Allocate RAM (e.g., 4GB) and CPU cores.</text:p>
        </text:list-item>
        <text:list-item>
          <text:p text:style-name="P21">Create a virtual hard disk (20GB or more).</text:p>
        </text:list-item>
        <text:list-item>
          <text:p text:style-name="P21"><text:soft-page-break/>Mount the Ubuntu ISO in the VM’s optical drive.</text:p>
        </text:list-item>
        <text:list-item>
          <text:p text:style-name="P21">Start VM → Ubuntu installer launches.</text:p>
        </text:list-item>
        <text:list-item>
          <text:p text:style-name="P21">Choose language, keyboard, installation type (Normal/Minimal).</text:p>
        </text:list-item>
        <text:list-item>
          <text:p text:style-name="P21">Partition disk (or use default guided).</text:p>
        </text:list-item>
        <text:list-item>
          <text:p text:style-name="P21">Set username and password.</text:p>
        </text:list-item>
        <text:list-item>
          <text:p text:style-name="P21">Complete installation → reboot VM → Ubuntu boots up.</text:p>
        </text:list-item>
      </text:list>
      <text:h text:style-name="P8" text:outline-level="3"><text:span text:style-name="Strong_20_Emphasis"><text:span text:style-name="T4">Q5. During Ubuntu OS installation, you face a Kernel Panic Error. How would you troubleshoot it?</text:span></text:span></text:h>
      <text:p text:style-name="P10"><text:span text:style-name="Strong_20_Emphasis"><text:span text:style-name="T2">Ans:</text:span></text:span></text:p>
      <text:list text:style-name="L3">
        <text:list-item>
          <text:p text:style-name="P22">Verify ISO checksum to ensure image isn’t corrupted.</text:p>
        </text:list-item>
        <text:list-item>
          <text:p text:style-name="P22">Increase VM memory/CPU in VirtualBox.</text:p>
        </text:list-item>
        <text:list-item>
          <text:p text:style-name="P22">Enable virtualization (VT-x/AMD-V) in BIOS.</text:p>
        </text:list-item>
        <text:list-item>
          <text:p text:style-name="P22">Check if correct version (64-bit) ISO is used.</text:p>
        </text:list-item>
        <text:list-item>
          <text:p text:style-name="P22">Try booting in recovery mode.</text:p>
        </text:list-item>
      </text:list>
      <text:h text:style-name="Heading_20_3" text:outline-level="3"><text:span text:style-name="Strong_20_Emphasis"><text:span text:style-name="T3">Q6. Write the command to display the system’s hostname? How to change hostname using sysctl command?</text:span></text:span></text:h>
      <text:list text:style-name="L4">
        <text:list-header>
          <text:p text:style-name="P20">Ans:</text:p>
          <text:p text:style-name="P23">Display hostname:</text:p>
        </text:list-header>
      </text:list>
      <text:p text:style-name="P16">hostname</text:p>
      <text:p text:style-name="P5"><text:span text:style-name="T7"><text:s text:c="12"/>Change hostname using </text:span><text:span text:style-name="Source_20_Text"><text:span text:style-name="T7">sysctl</text:span></text:span><text:span text:style-name="T7">:</text:span></text:p>
      <text:p text:style-name="P16">sudo sysctl kernel.hostname=newname</text:p>
      <text:p text:style-name="P12">Q7. Which command is used to show the calendar of the year 1984 with August month?</text:p>
      <text:p text:style-name="P15">Ans:</text:p>
      <text:p text:style-name="P17">cal 8 1984</text:p>
      <text:p text:style-name="P12">Q8. Write a command to display system uptime and logged-in users together.</text:p>
      <text:p text:style-name="P15">Ans:</text:p>
      <text:p text:style-name="P17">W</text:p>
      <text:p text:style-name="P15">or</text:p>
      <text:p text:style-name="P15">uptime &amp;&amp; who</text:p>
      <text:h text:style-name="P7" text:outline-level="3"><text:soft-page-break/><text:span text:style-name="Strong_20_Emphasis"><text:span text:style-name="T3">Q9. Use the find command to list all “.c” files in /home/user.</text:span></text:span></text:h>
      <text:p text:style-name="P15">Ans:</text:p>
      <text:p text:style-name="P15">find /home/user -name "*.c"</text:p>
      <text:p text:style-name="P15">Explanation:</text:p>
      <text:list text:style-name="L6">
        <text:list-item>
          <text:p text:style-name="P26"><text:span text:style-name="Source_20_Text">find</text:span> → search command</text:p>
        </text:list-item>
        <text:list-item>
          <text:p text:style-name="P26"><text:span text:style-name="Source_20_Text">/home/user</text:span> → starting directory for search</text:p>
        </text:list-item>
        <text:list-item>
          <text:p text:style-name="P26"><text:span text:style-name="Source_20_Text">-name "*.c"</text:span> → matches all files ending with <text:span text:style-name="Source_20_Text">.c</text:span></text:p>
        </text:list-item>
      </text:list>
      <text:p text:style-name="Text_20_body"><text:s/>This will print the full path of every <text:span text:style-name="Source_20_Text">.c</text:span> file inside <text:span text:style-name="Source_20_Text">/home/user</text:span> (including subdirectories).</text:p>
      <text:p text:style-name="P15"/>
      <text:h text:style-name="P7" text:outline-level="3"><text:span text:style-name="Strong_20_Emphasis"><text:span text:style-name="T3">Q10. How do you change file permissions to allow only the owner to read and write?</text:span></text:span></text:h>
      <text:p text:style-name="P15">Ans: chmod 600 filename</text:p>
      <text:p text:style-name="P15">Explanation of <text:span text:style-name="Source_20_Text">600</text:span>:</text:p>
      <text:list text:style-name="L5">
        <text:list-item>
          <text:p text:style-name="P25"><text:span text:style-name="Strong_20_Emphasis">6 (rw-)</text:span> → Owner has <text:span text:style-name="Emphasis">read</text:span> and <text:span text:style-name="Emphasis">write</text:span> permissions.</text:p>
        </text:list-item>
        <text:list-item>
          <text:p text:style-name="P25"><text:span text:style-name="Strong_20_Emphasis">0 (---)</text:span> → Group has no permissions.</text:p>
        </text:list-item>
        <text:list-item>
          <text:p text:style-name="P25"><text:span text:style-name="Strong_20_Emphasis">0 (---)</text:span> → Others have no permissions.</text:p>
        </text:list-item>
      </text:list>
      <text:p text:style-name="Text_20_body"><text:s/>After this, only the owner can read and write the file, and no one else can access it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20:48:24.592166897</meta:creation-date>
    <dc:date>2025-09-27T20:18:07.757675861</dc:date>
    <meta:editing-duration>PT16M2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68" meta:word-count="480" meta:character-count="2714" meta:non-whitespace-character-count="2299"/>
  </office:meta>
</office:document-meta>
</file>